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0.721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0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1258702811296" calcext:value-type="float">
            <text:p>2.12587</text:p>
          </table:table-cell>
          <table:table-cell office:value-type="float" office:value="2.52057613273375" calcext:value-type="float">
            <text:p>2.52058</text:p>
          </table:table-cell>
          <table:table-cell office:value-type="float" office:value="3.34947160518943" calcext:value-type="float">
            <text:p>3.3494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2028727520863" calcext:value-type="float">
            <text:p>2.12029</text:p>
          </table:table-cell>
          <table:table-cell office:value-type="float" office:value="2.50453477776224" calcext:value-type="float">
            <text:p>2.50453</text:p>
          </table:table-cell>
          <table:table-cell office:value-type="float" office:value="3.3885681589889" calcext:value-type="float">
            <text:p>3.38857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42093170134985" calcext:value-type="float">
            <text:p>2.42093</text:p>
          </table:table-cell>
          <table:table-cell office:value-type="float" office:value="2.06317931312446" calcext:value-type="float">
            <text:p>2.06318</text:p>
          </table:table-cell>
          <table:table-cell office:value-type="float" office:value="2.8534726034662" calcext:value-type="float">
            <text:p>2.85347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41525697808633" calcext:value-type="float">
            <text:p>2.41526</text:p>
          </table:table-cell>
          <table:table-cell office:value-type="float" office:value="2.01918536131208" calcext:value-type="float">
            <text:p>2.01919</text:p>
          </table:table-cell>
          <table:table-cell office:value-type="float" office:value="2.83468121267605" calcext:value-type="float">
            <text:p>2.83468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9807991627953" calcext:value-type="float">
            <text:p>2.39808</text:p>
          </table:table-cell>
          <table:table-cell office:value-type="float" office:value="2.05974793350445" calcext:value-type="float">
            <text:p>2.05975</text:p>
          </table:table-cell>
          <table:table-cell office:value-type="float" office:value="2.86743378375512" calcext:value-type="float">
            <text:p>2.86743</text:p>
          </table:table-cell>
          <table:table-cell office:value-type="float" office:value="35355750" calcext:value-type="float">
            <text:p>353557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5580966779774" calcext:value-type="float">
            <text:p>2.25581</text:p>
          </table:table-cell>
          <table:table-cell office:value-type="float" office:value="2.39688867749046" calcext:value-type="float">
            <text:p>2.39689</text:p>
          </table:table-cell>
          <table:table-cell office:value-type="float" office:value="3.60090474754639" calcext:value-type="float">
            <text:p>3.6009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38825316498616" calcext:value-type="float">
            <text:p>2.38825</text:p>
          </table:table-cell>
          <table:table-cell office:value-type="float" office:value="2.03844155954243" calcext:value-type="float">
            <text:p>2.03844</text:p>
          </table:table-cell>
          <table:table-cell office:value-type="float" office:value="2.83689939434011" calcext:value-type="float">
            <text:p>2.836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925661835174" calcext:value-type="float">
            <text:p>2.24926</text:p>
          </table:table-cell>
          <table:table-cell office:value-type="float" office:value="2.38507817731138" calcext:value-type="float">
            <text:p>2.38508</text:p>
          </table:table-cell>
          <table:table-cell office:value-type="float" office:value="3.6222548191057" calcext:value-type="float">
            <text:p>3.62225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7915909932367" calcext:value-type="float">
            <text:p>2.37916</text:p>
          </table:table-cell>
          <table:table-cell office:value-type="float" office:value="2.13180587468876" calcext:value-type="float">
            <text:p>2.13181</text:p>
          </table:table-cell>
          <table:table-cell office:value-type="float" office:value="2.91647349098278" calcext:value-type="float">
            <text:p>2.9164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7586211184688" calcext:value-type="float">
            <text:p>2.37586</text:p>
          </table:table-cell>
          <table:table-cell office:value-type="float" office:value="2.12751155238636" calcext:value-type="float">
            <text:p>2.12751</text:p>
          </table:table-cell>
          <table:table-cell office:value-type="float" office:value="2.91555879634733" calcext:value-type="float">
            <text:p>2.91556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5229704280552" calcext:value-type="float">
            <text:p>2.3523</text:p>
          </table:table-cell>
          <table:table-cell office:value-type="float" office:value="2.21305146954864" calcext:value-type="float">
            <text:p>2.21305</text:p>
          </table:table-cell>
          <table:table-cell office:value-type="float" office:value="3.24782172002511" calcext:value-type="float">
            <text:p>3.2478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5076635957992" calcext:value-type="float">
            <text:p>2.35077</text:p>
          </table:table-cell>
          <table:table-cell office:value-type="float" office:value="2.19199595075301" calcext:value-type="float">
            <text:p>2.192</text:p>
          </table:table-cell>
          <table:table-cell office:value-type="float" office:value="3.11063029130826" calcext:value-type="float">
            <text:p>3.1106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34279717627345" calcext:value-type="float">
            <text:p>2.3428</text:p>
          </table:table-cell>
          <table:table-cell office:value-type="float" office:value="2.22965648811748" calcext:value-type="float">
            <text:p>2.22966</text:p>
          </table:table-cell>
          <table:table-cell office:value-type="float" office:value="3.17992493461499" calcext:value-type="float">
            <text:p>3.17992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3925688400265" calcext:value-type="float">
            <text:p>2.33926</text:p>
          </table:table-cell>
          <table:table-cell office:value-type="float" office:value="2.26683338705938" calcext:value-type="float">
            <text:p>2.26683</text:p>
          </table:table-cell>
          <table:table-cell office:value-type="float" office:value="3.34399993213553" calcext:value-type="float">
            <text:p>3.344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3385919818123" calcext:value-type="float">
            <text:p>2.33386</text:p>
          </table:table-cell>
          <table:table-cell office:value-type="float" office:value="2.234303116676" calcext:value-type="float">
            <text:p>2.2343</text:p>
          </table:table-cell>
          <table:table-cell office:value-type="float" office:value="3.25325766444411" calcext:value-type="float">
            <text:p>3.25326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33377011084316" calcext:value-type="float">
            <text:p>2.33377</text:p>
          </table:table-cell>
          <table:table-cell office:value-type="float" office:value="2.22406227709657" calcext:value-type="float">
            <text:p>2.22406</text:p>
          </table:table-cell>
          <table:table-cell office:value-type="float" office:value="3.19485920994531" calcext:value-type="float">
            <text:p>3.19486</text:p>
          </table:table-cell>
          <table:table-cell office:value-type="float" office:value="35329200" calcext:value-type="float">
            <text:p>35329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2512048771936" calcext:value-type="float">
            <text:p>2.32512</text:p>
          </table:table-cell>
          <table:table-cell office:value-type="float" office:value="2.17160954740051" calcext:value-type="float">
            <text:p>2.17161</text:p>
          </table:table-cell>
          <table:table-cell office:value-type="float" office:value="3.1058349875299" calcext:value-type="float">
            <text:p>3.10583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32332763697067" calcext:value-type="float">
            <text:p>2.32333</text:p>
          </table:table-cell>
          <table:table-cell office:value-type="float" office:value="2.28147421300439" calcext:value-type="float">
            <text:p>2.28147</text:p>
          </table:table-cell>
          <table:table-cell office:value-type="float" office:value="3.40386442374153" calcext:value-type="float">
            <text:p>3.4038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243698500761" calcext:value-type="float">
            <text:p>2.32244</text:p>
          </table:table-cell>
          <table:table-cell office:value-type="float" office:value="2.28117165187787" calcext:value-type="float">
            <text:p>2.28117</text:p>
          </table:table-cell>
          <table:table-cell office:value-type="float" office:value="3.32018255543679" calcext:value-type="float">
            <text:p>3.3201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2184997835737" calcext:value-type="float">
            <text:p>2.32185</text:p>
          </table:table-cell>
          <table:table-cell office:value-type="float" office:value="2.26373656529993" calcext:value-type="float">
            <text:p>2.26374</text:p>
          </table:table-cell>
          <table:table-cell office:value-type="float" office:value="3.29531857107695" calcext:value-type="float">
            <text:p>3.29532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31929885267058" calcext:value-type="float">
            <text:p>2.3193</text:p>
          </table:table-cell>
          <table:table-cell office:value-type="float" office:value="2.2647487593096" calcext:value-type="float">
            <text:p>2.26475</text:p>
          </table:table-cell>
          <table:table-cell office:value-type="float" office:value="3.40974307001438" calcext:value-type="float">
            <text:p>3.40974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31625401378905" calcext:value-type="float">
            <text:p>2.31625</text:p>
          </table:table-cell>
          <table:table-cell office:value-type="float" office:value="2.2701370700118" calcext:value-type="float">
            <text:p>2.27014</text:p>
          </table:table-cell>
          <table:table-cell office:value-type="float" office:value="3.27100039890344" calcext:value-type="float">
            <text:p>3.271</text:p>
          </table:table-cell>
          <table:table-cell office:value-type="float" office:value="35346900" calcext:value-type="float">
            <text:p>353469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924150529158" calcext:value-type="float">
            <text:p>2.29924</text:p>
          </table:table-cell>
          <table:table-cell office:value-type="float" office:value="2.31021249662698" calcext:value-type="float">
            <text:p>2.31021</text:p>
          </table:table-cell>
          <table:table-cell office:value-type="float" office:value="3.19898584815695" calcext:value-type="float">
            <text:p>3.1989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831246500738" calcext:value-type="float">
            <text:p>2.29831</text:p>
          </table:table-cell>
          <table:table-cell office:value-type="float" office:value="2.19380527420075" calcext:value-type="float">
            <text:p>2.19381</text:p>
          </table:table-cell>
          <table:table-cell office:value-type="float" office:value="2.97461291800275" calcext:value-type="float">
            <text:p>2.97461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684200711195" calcext:value-type="float">
            <text:p>2.29684</text:p>
          </table:table-cell>
          <table:table-cell office:value-type="float" office:value="2.30406567743631" calcext:value-type="float">
            <text:p>2.30407</text:p>
          </table:table-cell>
          <table:table-cell office:value-type="float" office:value="3.21541605740418" calcext:value-type="float">
            <text:p>3.21542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402374125538" calcext:value-type="float">
            <text:p>2.29402</text:p>
          </table:table-cell>
          <table:table-cell office:value-type="float" office:value="2.20010029803815" calcext:value-type="float">
            <text:p>2.2001</text:p>
          </table:table-cell>
          <table:table-cell office:value-type="float" office:value="2.99532379837465" calcext:value-type="float">
            <text:p>2.99532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9152969033219" calcext:value-type="float">
            <text:p>2.29153</text:p>
          </table:table-cell>
          <table:table-cell office:value-type="float" office:value="2.18821007511765" calcext:value-type="float">
            <text:p>2.18821</text:p>
          </table:table-cell>
          <table:table-cell office:value-type="float" office:value="2.93179464357615" calcext:value-type="float">
            <text:p>2.93179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9011983392826" calcext:value-type="float">
            <text:p>2.29012</text:p>
          </table:table-cell>
          <table:table-cell office:value-type="float" office:value="2.31231949307987" calcext:value-type="float">
            <text:p>2.31232</text:p>
          </table:table-cell>
          <table:table-cell office:value-type="float" office:value="3.18141511433683" calcext:value-type="float">
            <text:p>3.18142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882768714778" calcext:value-type="float">
            <text:p>2.28883</text:p>
          </table:table-cell>
          <table:table-cell office:value-type="float" office:value="2.22549546991268" calcext:value-type="float">
            <text:p>2.2255</text:p>
          </table:table-cell>
          <table:table-cell office:value-type="float" office:value="2.95003683124171" calcext:value-type="float">
            <text:p>2.9500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8731484386261" calcext:value-type="float">
            <text:p>2.28731</text:p>
          </table:table-cell>
          <table:table-cell office:value-type="float" office:value="2.30360055734082" calcext:value-type="float">
            <text:p>2.3036</text:p>
          </table:table-cell>
          <table:table-cell office:value-type="float" office:value="3.32709507296021" calcext:value-type="float">
            <text:p>3.327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620346896612" calcext:value-type="float">
            <text:p>2.2862</text:p>
          </table:table-cell>
          <table:table-cell office:value-type="float" office:value="2.30524657809131" calcext:value-type="float">
            <text:p>2.30525</text:p>
          </table:table-cell>
          <table:table-cell office:value-type="float" office:value="3.3051658032406" calcext:value-type="float">
            <text:p>3.3051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824985374043" calcext:value-type="float">
            <text:p>2.2825</text:p>
          </table:table-cell>
          <table:table-cell office:value-type="float" office:value="2.29228973243684" calcext:value-type="float">
            <text:p>2.29229</text:p>
          </table:table-cell>
          <table:table-cell office:value-type="float" office:value="3.17998083787657" calcext:value-type="float">
            <text:p>3.1799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8233819432371" calcext:value-type="float">
            <text:p>2.28234</text:p>
          </table:table-cell>
          <table:table-cell office:value-type="float" office:value="2.30443134610845" calcext:value-type="float">
            <text:p>2.30443</text:p>
          </table:table-cell>
          <table:table-cell office:value-type="float" office:value="3.04345716914805" calcext:value-type="float">
            <text:p>3.0434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700770235856" calcext:value-type="float">
            <text:p>2.27701</text:p>
          </table:table-cell>
          <table:table-cell office:value-type="float" office:value="2.30857692520034" calcext:value-type="float">
            <text:p>2.30858</text:p>
          </table:table-cell>
          <table:table-cell office:value-type="float" office:value="3.23801672406984" calcext:value-type="float">
            <text:p>3.23802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898952301009" calcext:value-type="float">
            <text:p>2.26899</text:p>
          </table:table-cell>
          <table:table-cell office:value-type="float" office:value="2.27373494656933" calcext:value-type="float">
            <text:p>2.27373</text:p>
          </table:table-cell>
          <table:table-cell office:value-type="float" office:value="3.19029073858963" calcext:value-type="float">
            <text:p>3.1902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860113672656" calcext:value-type="float">
            <text:p>2.2686</text:p>
          </table:table-cell>
          <table:table-cell office:value-type="float" office:value="2.25702079853486" calcext:value-type="float">
            <text:p>2.25702</text:p>
          </table:table-cell>
          <table:table-cell office:value-type="float" office:value="3.19521218236237" calcext:value-type="float">
            <text:p>3.1952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6667811020552" calcext:value-type="float">
            <text:p>2.26668</text:p>
          </table:table-cell>
          <table:table-cell office:value-type="float" office:value="2.37538472188669" calcext:value-type="float">
            <text:p>2.37538</text:p>
          </table:table-cell>
          <table:table-cell office:value-type="float" office:value="3.62451053441326" calcext:value-type="float">
            <text:p>3.6245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6468902536369" calcext:value-type="float">
            <text:p>2.26469</text:p>
          </table:table-cell>
          <table:table-cell office:value-type="float" office:value="2.38775038392366" calcext:value-type="float">
            <text:p>2.38775</text:p>
          </table:table-cell>
          <table:table-cell office:value-type="float" office:value="3.62220826393039" calcext:value-type="float">
            <text:p>3.62221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6152456020396" calcext:value-type="float">
            <text:p>2.26152</text:p>
          </table:table-cell>
          <table:table-cell office:value-type="float" office:value="2.29221363887957" calcext:value-type="float">
            <text:p>2.29221</text:p>
          </table:table-cell>
          <table:table-cell office:value-type="float" office:value="3.24523703757182" calcext:value-type="float">
            <text:p>3.24524</text:p>
          </table:table-cell>
          <table:table-cell office:value-type="float" office:value="35320350" calcext:value-type="float">
            <text:p>353203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6134445179643" calcext:value-type="float">
            <text:p>2.26134</text:p>
          </table:table-cell>
          <table:table-cell office:value-type="float" office:value="2.24123414374827" calcext:value-type="float">
            <text:p>2.24123</text:p>
          </table:table-cell>
          <table:table-cell office:value-type="float" office:value="3.01804957499873" calcext:value-type="float">
            <text:p>3.01805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5948158859257" calcext:value-type="float">
            <text:p>2.25948</text:p>
          </table:table-cell>
          <table:table-cell office:value-type="float" office:value="2.35950250823711" calcext:value-type="float">
            <text:p>2.3595</text:p>
          </table:table-cell>
          <table:table-cell office:value-type="float" office:value="3.30411062534189" calcext:value-type="float">
            <text:p>3.3041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.25809704287172" calcext:value-type="float">
            <text:p>2.2581</text:p>
          </table:table-cell>
          <table:table-cell office:value-type="float" office:value="2.28663687776091" calcext:value-type="float">
            <text:p>2.28664</text:p>
          </table:table-cell>
          <table:table-cell office:value-type="float" office:value="3.21474025148167" calcext:value-type="float">
            <text:p>3.21474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99036989607" calcext:value-type="float">
            <text:p>2.25699</text:p>
          </table:table-cell>
          <table:table-cell office:value-type="float" office:value="2.30551995917842" calcext:value-type="float">
            <text:p>2.30552</text:p>
          </table:table-cell>
          <table:table-cell office:value-type="float" office:value="3.02521026362993" calcext:value-type="float">
            <text:p>3.0252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588788744655" calcext:value-type="float">
            <text:p>2.25589</text:p>
          </table:table-cell>
          <table:table-cell office:value-type="float" office:value="2.28476277686866" calcext:value-type="float">
            <text:p>2.28476</text:p>
          </table:table-cell>
          <table:table-cell office:value-type="float" office:value="3.23227003332175" calcext:value-type="float">
            <text:p>3.23227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24954395073039" calcext:value-type="float">
            <text:p>2.24954</text:p>
          </table:table-cell>
          <table:table-cell office:value-type="float" office:value="2.21349612324189" calcext:value-type="float">
            <text:p>2.2135</text:p>
          </table:table-cell>
          <table:table-cell office:value-type="float" office:value="2.99698478139156" calcext:value-type="float">
            <text:p>2.99698</text:p>
          </table:table-cell>
          <table:table-cell office:value-type="float" office:value="35364600" calcext:value-type="float">
            <text:p>353646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7255667381713" calcext:value-type="float">
            <text:p>2.27256</text:p>
          </table:table-cell>
          <table:table-cell office:value-type="float" office:value="2.24690797376089" calcext:value-type="float">
            <text:p>2.24691</text:p>
          </table:table-cell>
          <table:table-cell office:value-type="float" office:value="3.11381182116482" calcext:value-type="float">
            <text:p>3.11381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4678166817203" calcext:value-type="float">
            <text:p>2.24678</text:p>
          </table:table-cell>
          <table:table-cell office:value-type="float" office:value="2.36850728441812" calcext:value-type="float">
            <text:p>2.36851</text:p>
          </table:table-cell>
          <table:table-cell office:value-type="float" office:value="3.31078173036557" calcext:value-type="float">
            <text:p>3.31078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4047931428798" calcext:value-type="float">
            <text:p>2.24048</text:p>
          </table:table-cell>
          <table:table-cell office:value-type="float" office:value="2.44939314655483" calcext:value-type="float">
            <text:p>2.44939</text:p>
          </table:table-cell>
          <table:table-cell office:value-type="float" office:value="3.57315783447755" calcext:value-type="float">
            <text:p>3.5731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5669258357993" calcext:value-type="float">
            <text:p>2.25669</text:p>
          </table:table-cell>
          <table:table-cell office:value-type="float" office:value="2.23870223247217" calcext:value-type="float">
            <text:p>2.2387</text:p>
          </table:table-cell>
          <table:table-cell office:value-type="float" office:value="3.12353261376451" calcext:value-type="float">
            <text:p>3.1235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191375348691" calcext:value-type="float">
            <text:p>2.29191</text:p>
          </table:table-cell>
          <table:table-cell office:value-type="float" office:value="2.23657860003448" calcext:value-type="float">
            <text:p>2.23658</text:p>
          </table:table-cell>
          <table:table-cell office:value-type="float" office:value="3.18224569912075" calcext:value-type="float">
            <text:p>3.18225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29565398518468" calcext:value-type="float">
            <text:p>2.29565</text:p>
          </table:table-cell>
          <table:table-cell office:value-type="float" office:value="2.23434465820481" calcext:value-type="float">
            <text:p>2.23434</text:p>
          </table:table-cell>
          <table:table-cell office:value-type="float" office:value="3.164178021214" calcext:value-type="float">
            <text:p>3.16418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.23094538417938" calcext:value-type="float">
            <text:p>2.23095</text:p>
          </table:table-cell>
          <table:table-cell office:value-type="float" office:value="2.34044971581794" calcext:value-type="float">
            <text:p>2.34045</text:p>
          </table:table-cell>
          <table:table-cell office:value-type="float" office:value="3.07471281427172" calcext:value-type="float">
            <text:p>3.07471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22853447995601" calcext:value-type="float">
            <text:p>2.22853</text:p>
          </table:table-cell>
          <table:table-cell office:value-type="float" office:value="2.44767883822471" calcext:value-type="float">
            <text:p>2.44768</text:p>
          </table:table-cell>
          <table:table-cell office:value-type="float" office:value="3.54378597507453" calcext:value-type="float">
            <text:p>3.54379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.22502105392604" calcext:value-type="float">
            <text:p>2.22502</text:p>
          </table:table-cell>
          <table:table-cell office:value-type="float" office:value="2.33559095875579" calcext:value-type="float">
            <text:p>2.33559</text:p>
          </table:table-cell>
          <table:table-cell office:value-type="float" office:value="3.09763441224987" calcext:value-type="float">
            <text:p>3.09763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.20986843704338" calcext:value-type="float">
            <text:p>2.20987</text:p>
          </table:table-cell>
          <table:table-cell office:value-type="float" office:value="2.34932567978905" calcext:value-type="float">
            <text:p>2.34933</text:p>
          </table:table-cell>
          <table:table-cell office:value-type="float" office:value="2.97349386557686" calcext:value-type="float">
            <text:p>2.97349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2.20928268790361" calcext:value-type="float">
            <text:p>2.20928</text:p>
          </table:table-cell>
          <table:table-cell office:value-type="float" office:value="2.32876905667095" calcext:value-type="float">
            <text:p>2.32877</text:p>
          </table:table-cell>
          <table:table-cell office:value-type="float" office:value="3.15064461030512" calcext:value-type="float">
            <text:p>3.1506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.20402383081646" calcext:value-type="float">
            <text:p>2.20402</text:p>
          </table:table-cell>
          <table:table-cell office:value-type="float" office:value="2.33679261623315" calcext:value-type="float">
            <text:p>2.33679</text:p>
          </table:table-cell>
          <table:table-cell office:value-type="float" office:value="3.14613568646399" calcext:value-type="float">
            <text:p>3.14614</text:p>
          </table:table-cell>
          <table:table-cell office:value-type="float" office:value="35391150" calcext:value-type="float">
            <text:p>353911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9172346060036" calcext:value-type="float">
            <text:p>2.19172</text:p>
          </table:table-cell>
          <table:table-cell office:value-type="float" office:value="2.33355968944924" calcext:value-type="float">
            <text:p>2.33356</text:p>
          </table:table-cell>
          <table:table-cell office:value-type="float" office:value="2.97053102822598" calcext:value-type="float">
            <text:p>2.97053</text:p>
          </table:table-cell>
          <table:table-cell office:value-type="float" office:value="35382300" calcext:value-type="float">
            <text:p>3538230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.18645673520677" calcext:value-type="float">
            <text:p>2.18646</text:p>
          </table:table-cell>
          <table:table-cell office:value-type="float" office:value="2.50819402687609" calcext:value-type="float">
            <text:p>2.50819</text:p>
          </table:table-cell>
          <table:table-cell office:value-type="float" office:value="3.5236563015482" calcext:value-type="float">
            <text:p>3.52366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16978886707403" calcext:value-type="float">
            <text:p>2.16979</text:p>
          </table:table-cell>
          <table:table-cell office:value-type="float" office:value="2.49343405859479" calcext:value-type="float">
            <text:p>2.49343</text:p>
          </table:table-cell>
          <table:table-cell office:value-type="float" office:value="3.52969981723581" calcext:value-type="float">
            <text:p>3.5297</text:p>
          </table:table-cell>
          <table:table-cell office:value-type="float" office:value="35373450" calcext:value-type="float">
            <text:p>353734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formula="of:=SUM([.A1:.A5])" office:value-type="float" office:value="1" calcext:value-type="float">
            <text:p>1</text:p>
          </table:table-cell>
          <table:table-cell table:formula="of:=SUM([.B1:.B5])" office:value-type="float" office:value="3" calcext:value-type="float">
            <text:p>3</text:p>
          </table:table-cell>
          <table:table-cell table:formula="of:=SUM([.C1:.C5])" office:value-type="float" office:value="4" calcext:value-type="float">
            <text:p>4</text:p>
          </table:table-cell>
          <table:table-cell table:formula="of:=SUM([.D1:.D5])" office:value-type="float" office:value="3" calcext:value-type="float">
            <text:p>3</text:p>
          </table:table-cell>
          <table:table-cell table:formula="of:=SUM([.E1:.E5])" office:value-type="float" office:value="0" calcext:value-type="float">
            <text:p>0</text:p>
          </table:table-cell>
          <table:table-cell table:formula="of:=SUM([.F1:.F5])" office:value-type="float" office:value="3" calcext:value-type="float">
            <text:p>3</text:p>
          </table:table-cell>
          <table:table-cell table:formula="of:=SUM([.G1:.G5])" office:value-type="float" office:value="3" calcext:value-type="float">
            <text:p>3</text:p>
          </table:table-cell>
          <table:table-cell table:formula="of:=SUM([.H1:.H5])" office:value-type="float" office:value="3" calcext:value-type="float">
            <text:p>3</text:p>
          </table:table-cell>
          <table:table-cell table:formula="of:=SUM([.I1:.I5])" office:value-type="float" office:value="3" calcext:value-type="float">
            <text:p>3</text:p>
          </table:table-cell>
          <table:table-cell table:formula="of:=SUM([.J1:.J5])" office:value-type="float" office:value="2" calcext:value-type="float">
            <text:p>2</text:p>
          </table:table-cell>
          <table:table-cell table:formula="of:=SUM([.K1:.K5])" office:value-type="float" office:value="3" calcext:value-type="float">
            <text:p>3</text:p>
          </table:table-cell>
          <table:table-cell table:formula="of:=SUM([.L1:.L5])" office:value-type="float" office:value="4" calcext:value-type="float">
            <text:p>4</text:p>
          </table:table-cell>
          <table:table-cell table:formula="of:=SUM([.M1:.M5])" office:value-type="float" office:value="1" calcext:value-type="float">
            <text:p>1</text:p>
          </table:table-cell>
          <table:table-cell table:formula="of:=SUM([.N1:.N5])" office:value-type="float" office:value="1" calcext:value-type="float">
            <text:p>1</text:p>
          </table:table-cell>
          <table:table-cell table:formula="of:=SUM([.O1:.O5])" office:value-type="float" office:value="1" calcext:value-type="float">
            <text:p>1</text:p>
          </table:table-cell>
          <table:table-cell table:formula="of:=SUM([.P1:.P5])" office:value-type="float" office:value="2" calcext:value-type="float">
            <text:p>2</text:p>
          </table:table-cell>
          <table:table-cell table:formula="of:=SUM([.Q1:.Q5])" office:value-type="float" office:value="5" calcext:value-type="float">
            <text:p>5</text:p>
          </table:table-cell>
          <table:table-cell table:formula="of:=SUM([.R1:.R5])" office:value-type="float" office:value="2" calcext:value-type="float">
            <text:p>2</text:p>
          </table:table-cell>
          <table:table-cell table:formula="of:=SUM([.S1:.S5])" office:value-type="float" office:value="1" calcext:value-type="float">
            <text:p>1</text:p>
          </table:table-cell>
          <table:table-cell table:formula="of:=SUM([.T1:.T5])" office:value-type="float" office:value="2" calcext:value-type="float">
            <text:p>2</text:p>
          </table:table-cell>
          <table:table-cell table:formula="of:=SUM([.U1:.U5])" office:value-type="float" office:value="2" calcext:value-type="float">
            <text:p>2</text:p>
          </table:table-cell>
          <table:table-cell table:formula="of:=SUM([.V1:.V5])" office:value-type="float" office:value="4" calcext:value-type="float">
            <text:p>4</text:p>
          </table:table-cell>
          <table:table-cell table:formula="of:=SUM([.W1:.W5])" office:value-type="float" office:value="2" calcext:value-type="float">
            <text:p>2</text:p>
          </table:table-cell>
          <table:table-cell table:formula="of:=SUM([.X1:.X5])" office:value-type="float" office:value="2" calcext:value-type="float">
            <text:p>2</text:p>
          </table:table-cell>
          <table:table-cell table:formula="of:=SUM([.Y1:.Y5])" office:value-type="float" office:value="4" calcext:value-type="float">
            <text:p>4</text:p>
          </table:table-cell>
          <table:table-cell table:formula="of:=SUM([.Z1:.Z5])" office:value-type="float" office:value="1" calcext:value-type="float">
            <text:p>1</text:p>
          </table:table-cell>
          <table:table-cell table:formula="of:=SUM([.AA1:.AA5])" office:value-type="float" office:value="2" calcext:value-type="float">
            <text:p>2</text:p>
          </table:table-cell>
          <table:table-cell table:formula="of:=SUM([.AB1:.AB5])" office:value-type="float" office:value="3" calcext:value-type="float">
            <text:p>3</text:p>
          </table:table-cell>
          <table:table-cell table:formula="of:=SUM([.AC1:.AC5])" office:value-type="float" office:value="4" calcext:value-type="float">
            <text:p>4</text:p>
          </table:table-cell>
          <table:table-cell table:formula="of:=SUM([.AD1:.AD5])" office:value-type="float" office:value="2" calcext:value-type="float">
            <text:p>2</text:p>
          </table:table-cell>
          <table:table-cell table:formula="of:=SUM([.AE1:.AE5])" office:value-type="float" office:value="2" calcext:value-type="float">
            <text:p>2</text:p>
          </table:table-cell>
          <table:table-cell table:formula="of:=SUM([.AF1:.AF5])" office:value-type="float" office:value="3" calcext:value-type="float">
            <text:p>3</text:p>
          </table:table-cell>
          <table:table-cell table:formula="of:=SUM([.AG1:.AG5])" office:value-type="float" office:value="3" calcext:value-type="float">
            <text:p>3</text:p>
          </table:table-cell>
          <table:table-cell table:formula="of:=SUM([.AH1:.AH5])" office:value-type="float" office:value="3" calcext:value-type="float">
            <text:p>3</text:p>
          </table:table-cell>
          <table:table-cell table:formula="of:=SUM([.AI1:.AI5])" office:value-type="float" office:value="1" calcext:value-type="float">
            <text:p>1</text:p>
          </table:table-cell>
          <table:table-cell table:formula="of:=SUM([.AJ1:.AJ5])" office:value-type="float" office:value="2" calcext:value-type="float">
            <text:p>2</text:p>
          </table:table-cell>
          <table:table-cell table:formula="of:=SUM([.AK1:.AK5])" office:value-type="float" office:value="2" calcext:value-type="float">
            <text:p>2</text:p>
          </table:table-cell>
          <table:table-cell table:formula="of:=SUM([.AL1:.AL5])" office:value-type="float" office:value="1" calcext:value-type="float">
            <text:p>1</text:p>
          </table:table-cell>
          <table:table-cell table:formula="of:=SUM([.AM1:.AM5])" office:value-type="float" office:value="4" calcext:value-type="float">
            <text:p>4</text:p>
          </table:table-cell>
          <table:table-cell table:formula="of:=SUM([.AN1:.AN5])" office:value-type="float" office:value="3" calcext:value-type="float">
            <text:p>3</text:p>
          </table:table-cell>
          <table:table-cell table:formula="of:=SUM([.AO1:.AO5])" office:value-type="float" office:value="4" calcext:value-type="float">
            <text:p>4</text:p>
          </table:table-cell>
          <table:table-cell table:formula="of:=SUM([.AP1:.AP5])" office:value-type="float" office:value="4" calcext:value-type="float">
            <text:p>4</text:p>
          </table:table-cell>
          <table:table-cell table:formula="of:=SUM([.AQ1:.AQ5])" office:value-type="float" office:value="2" calcext:value-type="float">
            <text:p>2</text:p>
          </table:table-cell>
          <table:table-cell table:formula="of:=SUM([.AR1:.AR5])" office:value-type="float" office:value="1" calcext:value-type="float">
            <text:p>1</text:p>
          </table:table-cell>
          <table:table-cell table:formula="of:=SUM([.AS1:.AS5])" office:value-type="float" office:value="3" calcext:value-type="float">
            <text:p>3</text:p>
          </table:table-cell>
          <table:table-cell table:formula="of:=SUM([.AT1:.AT5])" office:value-type="float" office:value="3" calcext:value-type="float">
            <text:p>3</text:p>
          </table:table-cell>
          <table:table-cell table:formula="of:=SUM([.AU1:.AU5])" office:value-type="float" office:value="2" calcext:value-type="float">
            <text:p>2</text:p>
          </table:table-cell>
          <table:table-cell table:formula="of:=SUM([.AV1:.AV5])" office:value-type="float" office:value="3" calcext:value-type="float">
            <text:p>3</text:p>
          </table:table-cell>
          <table:table-cell table:formula="of:=SUM([.AW1:.AW5])" office:value-type="float" office:value="3" calcext:value-type="float">
            <text:p>3</text:p>
          </table:table-cell>
          <table:table-cell table:formula="of:=SUM([.AX1:.AX5])" office:value-type="float" office:value="3" calcext:value-type="float">
            <text:p>3</text:p>
          </table:table-cell>
          <table:table-cell table:formula="of:=SUM([.AY1:.AY5])" office:value-type="float" office:value="3" calcext:value-type="float">
            <text:p>3</text:p>
          </table:table-cell>
          <table:table-cell table:formula="of:=SUM([.AZ1:.AZ5])" office:value-type="float" office:value="2" calcext:value-type="float">
            <text:p>2</text:p>
          </table:table-cell>
          <table:table-cell table:formula="of:=SUM([.BA1:.BA5])" office:value-type="float" office:value="4" calcext:value-type="float">
            <text:p>4</text:p>
          </table:table-cell>
          <table:table-cell table:formula="of:=SUM([.BB1:.BB5])" office:value-type="float" office:value="2" calcext:value-type="float">
            <text:p>2</text:p>
          </table:table-cell>
          <table:table-cell table:formula="of:=SUM([.BC1:.BC5])" office:value-type="float" office:value="1" calcext:value-type="float">
            <text:p>1</text:p>
          </table:table-cell>
          <table:table-cell table:formula="of:=SUM([.BD1:.BD5])" office:value-type="float" office:value="4" calcext:value-type="float">
            <text:p>4</text:p>
          </table:table-cell>
          <table:table-cell table:formula="of:=SUM([.BE1:.BE5])" office:value-type="float" office:value="3" calcext:value-type="float">
            <text:p>3</text:p>
          </table:table-cell>
          <table:table-cell table:formula="of:=SUM([.BF1:.BF5])" office:value-type="float" office:value="2" calcext:value-type="float">
            <text:p>2</text:p>
          </table:table-cell>
          <table:table-cell table:formula="of:=SUM([.BG1:.BG5])" office:value-type="float" office:value="3" calcext:value-type="float">
            <text:p>3</text:p>
          </table:table-cell>
          <table:table-cell table:formula="of:=SUM([.BH1:.BH5])" office:value-type="float" office:value="3" calcext:value-type="float">
            <text:p>3</text:p>
          </table:table-cell>
          <table:table-cell table:formula="of:=SUM([.BI1:.BI5])" office:value-type="float" office:value="4" calcext:value-type="float">
            <text:p>4</text:p>
          </table:table-cell>
          <table:table-cell table:formula="of:=SUM([.BJ1:.BJ5])" office:value-type="float" office:value="2" calcext:value-type="float">
            <text:p>2</text:p>
          </table:table-cell>
          <table:table-cell table:formula="of:=SUM([.BK1:.BK5])" office:value-type="float" office:value="0" calcext:value-type="float">
            <text:p>0</text:p>
          </table:table-cell>
          <table:table-cell table:formula="of:=SUM([.BL1:.BL5])" office:value-type="float" office:value="3" calcext:value-type="float">
            <text:p>3</text:p>
          </table:table-cell>
          <table:table-cell table:formula="of:=SUM([.BM1:.BM5])" office:value-type="float" office:value="2" calcext:value-type="float">
            <text:p>2</text:p>
          </table:table-cell>
          <table:table-cell table:formula="of:=SUM([.BN1:.BN5])" office:value-type="float" office:value="1" calcext:value-type="float">
            <text:p>1</text:p>
          </table:table-cell>
          <table:table-cell table:formula="of:=SUM([.BO1:.BO5])" office:value-type="float" office:value="2" calcext:value-type="float">
            <text:p>2</text:p>
          </table:table-cell>
          <table:table-cell table:formula="of:=SUM([.BP1:.BP5])" office:value-type="float" office:value="2" calcext:value-type="float">
            <text:p>2</text:p>
          </table:table-cell>
          <table:table-cell table:formula="of:=SUM([.BQ1:.BQ5])" office:value-type="float" office:value="5" calcext:value-type="float">
            <text:p>5</text:p>
          </table:table-cell>
          <table:table-cell table:formula="of:=SUM([.BR1:.BR5])"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4T10:07:22.368685865</dc:date>
    <meta:document-statistic meta:table-count="1" meta:cell-count="4637" meta:object-count="0"/>
    <meta:generator>LibreOffice/4.2.8.2$Linux_X86_64 LibreOffice_project/420m0$Build-2</meta:generator>
  </office:meta>
</office:document-meta>
</file>